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</text:p>
      <text:p text:style-name="Standard"/>
      <text:p text:style-name="Standard">canvas</text:p>
      <text:p text:style-name="Standard">bredd, höjd</text:p>
      <text:p text:style-name="Standard"/>
      <text:p text:style-name="Standard">dela upp sidan i rutor</text:p>
      <text:p text:style-name="Standard">minsta enhet,u</text:p>
      <text:p text:style-name="Standard">räkna ut hur stor en u är, </text:p>
      <text:p text:style-name="Standard">vad ligger den <text:s/>[1.0], [2.7]</text:p>
      <text:p text:style-name="Standard"/>
      <text:p text:style-name="Standard">gör som ett brädspel</text:p>
      <text:p text:style-name="Standard"/>
      <text:p text:style-name="Standard"/>
      <text:p text:style-name="Standard">window.resize</text:p>
      <text:p text:style-name="Standard"/>
      <text:p text:style-name="Standard"/>
      <text:p text:style-name="Standard">när man vill ändra fönster storleken rita om spelplanen. Lägg den i en funktion</text:p>
      <text:p text:style-name="Standard"/>
      <text:p text:style-name="Standard">en klicklyssnare för t.ex mjöl och en annan för ägg. Dessa kan man sedan bygga vidare på.</text:p>
      <text:p text:style-name="Standard"/>
      <text:p text:style-name="Standard">Gör koden generell för att den ska vara lätt att bygga vidare på.</text:p>
      <text:p text:style-name="Standard"/>
      <text:p text:style-name="Standard">Skapa objekt av alla saker som läggs ut.</text:p>
      <text:p text:style-name="Standard"/>
      <text:p text:style-name="Standard">Man kan anropa t.ex action för ett visst objekt</text:p>
      <text:p text:style-name="Standard"/>
      <text:p text:style-name="Standard"/>
      <text:p text:style-name="Standard"/>
      <text:p text:style-name="Standard">salt={</text:p>
      <text:p text:style-name="Standard">name:”salt”,</text:p>
      <text:p text:style-name="Standard">rule:function(){</text:p>
      <text:p text:style-name="Standard">//gör salt saker</text:p>
      <text:p text:style-name="Standard">}</text:p>
      <text:p text:style-name="Standard"/>
      <text:p text:style-name="Standard">salt.rule(); <text:s text:c="2"/>anropar rule från salt</text:p>
      <text:p text:style-name="Standard"/>
      <text:p text:style-name="Standard"/>
      <text:p text:style-name="Standard">katt={rule:function(){}}</text:p>
      <text:p text:style-name="Standard"/>
      <text:p text:style-name="Standard">katt.rule();</text:p>
      <text:p text:style-name="Standard"/>
      <text:p text:style-name="Standard">aktivitet.rule();</text:p>
      <text:p text:style-name="Standard"/>
      <text:p text:style-name="Standard">lagra bilden i objektet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cs</meta:initial-creator>
    <meta:creation-date>2016-04-21T14:35:46.16</meta:creation-date>
    <meta:document-statistic meta:table-count="0" meta:image-count="0" meta:object-count="0" meta:page-count="1" meta:paragraph-count="24" meta:word-count="108" meta:character-count="636"/>
    <dc:date>2016-04-21T14:58:05.55</dc:date>
    <dc:creator>A cs</dc:creator>
    <meta:editing-duration>PT6M19S</meta:editing-duration>
    <meta:editing-cycles>1</meta:editing-cycles>
    <meta:generator>OpenOffice/4.1.2$Win32 OpenOffice.org_project/412m3$Build-9782</meta:generator>
  </office:meta>
</office:document-meta>
</file>